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equipment to the starting packages.</text:p>
      <text:p text:style-name="Standard"/>
      <text:p text:style-name="Standard">Write an in game spoilers dialog detailing combat mechanics.</text:p>
      <text:p text:style-name="Standard"/>
      <text:p text:style-name="Standard">Write an in game help file similar to ToMEs lore system. <text:s/>It will be populated as the player learns more.</text:p>
      <text:p text:style-name="Standard"/>
      <text:p text:style-name="Standard">Add more 'escape' options such as audio (see how ToME does it).</text:p>
      <text:p text:style-name="Standard"/>
      <text:p text:style-name="Standard">Move talent hotkeys to the middle and stack(?), use left and right side to display last target information and player info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56S</meta:editing-duration>
    <meta:editing-cycles>4</meta:editing-cycles>
    <meta:generator>OpenOffice.org/3.3$Win32 OpenOffice.org_project/330m20$Build-9567</meta:generator>
    <dc:date>2012-05-04T01:58:25.85</dc:date>
    <dc:creator>Eric Wykoff</dc:creator>
    <meta:document-statistic meta:table-count="0" meta:image-count="0" meta:object-count="0" meta:page-count="1" meta:paragraph-count="5" meta:word-count="68" meta:character-count="397"/>
    <meta:user-defined meta:name="Info 1"/>
    <meta:user-defined meta:name="Info 2"/>
    <meta:user-defined meta:name="Info 3"/>
    <meta:user-defined meta:name="Info 4"/>
  </office:meta>
</office:document-meta>
</file>